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8.565cm" style:rel-column-width="21842*"/>
    </style:style>
    <style:style style:name="Tabelle2.B" style:family="table-column">
      <style:table-column-properties style:column-width="5.907cm" style:rel-column-width="15063*"/>
    </style:style>
    <style:style style:name="Tabelle2.C" style:family="table-column">
      <style:table-column-properties style:column-width="11.227cm" style:rel-column-width="2863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8.308cm" style:rel-column-width="21185*"/>
    </style:style>
    <style:style style:name="Tabelle1.B" style:family="table-column">
      <style:table-column-properties style:column-width="17.392cm" style:rel-column-width="4435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Array Infos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<text:s/>[0][0] array rows counter</text:p>
            <text:p text:style-name="P2"><text:s/>[0][1] path counter</text:p>
            <text:p text:style-name="P2"><text:s/>[0][2] backup counter</text:p>
            <text:p text:style-name="P2"><text:s/>[0][3] updates counter</text:p>
          </table:table-cell>
          <table:table-cell table:style-name="Tabelle2.A1" office:value-type="string">
            <text:p text:style-name="P2"><text:s/>[0][4] bytes of all updates</text:p>
            <text:p text:style-name="P2"><text:s/>[0][5] bytes of all backups</text:p>
            <text:p text:style-name="P2"><text:s/></text:p>
            <text:p text:style-name="P2"/>
          </table:table-cell>
          <table:table-cell table:style-name="Tabelle2.C1" office:value-type="string">
            <text:p text:style-name="P2"><text:s/>[0][6] </text:p>
            <text:p text:style-name="P2"><text:s/>[0][7] </text:p>
            <text:p text:style-name="P2"><text:s/>[0][8] </text:p>
          </table:table-cell>
        </table:table-row>
      </table:table>
      <text:p text:style-name="P2">Sample: <text:s/>21|6|5|10|137837|20724189|0|0|0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All elements:</text:p>
            <text:p text:style-name="P2"><text:s/>[id][0] p=path f=full u=update</text:p>
            <text:p text:style-name="P2"><text:s/>[id][1] treeview id</text:p>
            <text:p text:style-name="P2"><text:s/>[id][2] is current backup 1=yes 0=no</text:p>
            <text:p text:style-name="P2"><text:s/>[id][3] Path Information</text:p>
            <text:p text:style-name="P2"><text:s/>[id][4] creation timestamp</text:p>
            <text:p text:style-name="P2"><text:s/>[id][5] current filepath (ini section)</text:p>
            <text:p text:style-name="P2"/>
            <text:p text:style-name="P2">path:</text:p>
            <text:p text:style-name="P2"><text:s/>[id][6] bytes of all backups + updates for path</text:p>
            <text:p text:style-name="P2"><text:s/>[id][7] backup counter</text:p>
            <text:p text:style-name="P2"><text:s/>[id][8] updates counter</text:p>
            <text:p text:style-name="P2"/>
            <text:p text:style-name="P2">full backup:</text:p>
            <text:p text:style-name="P2"><text:s/>[id][6] bytes of full backup</text:p>
            <text:p text:style-name="P2"><text:s/>[id][7] base archive → kompletter pfad!</text:p>
            <text:p text:style-name="P2"><text:s/>[id][8] bytes of all updates for this full backup</text:p>
            <text:p text:style-name="P2"/>
            <text:p text:style-name="P2">update:</text:p>
            <text:p text:style-name="P2"><text:s/>[id][4] timestamp-full + timestamp-update</text:p>
            <text:p text:style-name="P2"><text:s/>[id][6] bytes of update</text:p>
            <text:p text:style-name="P2"><text:s/>[id][7] base archive <text:s/>→ kompletter pfad!</text:p>
            <text:p text:style-name="P2"><text:s/>[id][8] update archive <text:s/>→ kompletter pfad!</text:p>
            <text:p text:style-name="P2"/>
          </table:table-cell>
          <table:table-cell table:style-name="Tabelle1.B1" office:value-type="string">
            <text:p text:style-name="P2">[0] p <text:s/>PATH SAMPLE</text:p>
            <text:p text:style-name="P2">[1] 41</text:p>
            <text:p text:style-name="P2">[2] 1</text:p>
            <text:p text:style-name="P2">[3] M:\USB-Backup\nutzer@NUTZER-PC\4384533657DD6CD7</text:p>
            <text:p text:style-name="P2">= @BackupDir → M:\USB-Backup\nutzer@NUTZER-PC\ + MiniHash(C:\Users\nutzer\Documents + Salt)</text:p>
            <text:p text:style-name="P2">[4] 1422482920</text:p>
            <text:p text:style-name="P2">[5] C:\Users\nutzer\Documents</text:p>
            <text:p text:style-name="P2">[6] 0</text:p>
            <text:p text:style-name="P2">[7] 1</text:p>
            <text:p text:style-name="P2">[8] 2</text:p>
            <text:p text:style-name="P2"/>
            <text:p text:style-name="P2">[0] f <text:s/>FULL BACKUP SAMPLE</text:p>
            <text:p text:style-name="P2">[1] 42</text:p>
            <text:p text:style-name="P2">[2] 1</text:p>
            <text:p text:style-name="P2">[3] M:\USB-Backup\nutzer@NUTZER-PC\4384533657DD6CD7\279FE8147C7001EF</text:p>
            <text:p text:style-name="P2">= @FullDir → @BackupDir + MiniHash(C:\Users\nutzer\Documents + Salt + 1422482921)</text:p>
            <text:p text:style-name="P2">[4] <text:span text:style-name="T1">1422482921</text:span></text:p>
            <text:p text:style-name="P2">[5] C:\Users\nutzer\Documents</text:p>
            <text:p text:style-name="P2">[6] 4895402</text:p>
            <text:p text:style-name="P2">[7] M:\USB-Backup\nutzer@NUTZER-PC\4384533657DD6CD7\279FE8147C7001EF\279FE8147C7001EF.7z</text:p>
            <text:p text:style-name="P2">= @FullZip → @FullDir + MiniHash(C:\Users\nutzer\Documents + Salt + <text:span text:style-name="T1">1422482921</text:span>).7z</text:p>
            <text:p text:style-name="P2">[8] 26644</text:p>
            <text:p text:style-name="P2"/>
            <text:p text:style-name="P2">[0] u <text:s/>UPDATE SAMPLE</text:p>
            <text:p text:style-name="P2">[1] 43</text:p>
            <text:p text:style-name="P2">[2] 1</text:p>
            <text:p text:style-name="P2">[3] M:\USB-Backup\nutzer@NUTZER-PC\4384533657DD6CD7\279FE8147C7001EF</text:p>
            <text:p text:style-name="P2">[4] <text:span text:style-name="T1">1422482921 + 1422482933</text:span></text:p>
            <text:p text:style-name="P2">[5] C:\Users\nutzer\Documents</text:p>
            <text:p text:style-name="P2">[6] 15161</text:p>
            <text:p text:style-name="P2">[7] M:\USB-Backup\nutzer@NUTZER-PC\4384533657DD6CD7\279FE8147C7001EF\279FE8147C7001EF.7z</text:p>
            <text:p text:style-name="P2">[8] M:\USB-Backup\nutzer@NUTZER-PC\4384533657DD6CD7\279FE8147C7001EF\68C781EE0B593EA4.7z</text:p>
            <text:p text:style-name="P2">= @UpdateZip → @FullDir + MiniHash(C:\Users\nutzer\Documents + Salt + <text:span text:style-name="T1">1422482921 + 1422482933</text:span>).7z</text:p>
          </table:table-cell>
        </table:table-row>
      </table:table>
      <text:p text:style-name="P2"/>
      <text:p text:style-name="P2">/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de" fo:country="DE" style:letter-kerning="true" style:font-name-asian="AR PL New Sung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AR PL New Sung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0:29:15</meta:creation-date>
    <dc:date>2015-01-30T13:14:19</dc:date>
    <meta:editing-duration>PT3H38M33S</meta:editing-duration>
    <meta:editing-cycles>151</meta:editing-cycles>
    <meta:generator>OpenOffice/4.1.1$Unix OpenOffice.org_project/411m6$Build-9775</meta:generator>
    <meta:document-statistic meta:table-count="2" meta:image-count="0" meta:object-count="0" meta:page-count="1" meta:paragraph-count="64" meta:word-count="220" meta:character-count="1894"/>
  </office:meta>
</office:document-meta>
</file>